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9pt"/>
    </style:style>
    <style:style style:name="P2" style:family="paragraph" style:parent-style-name="Standard">
      <style:text-properties style:font-name="sans-serif" fo:font-size="9pt" fo:background-color="#ffff00"/>
    </style:style>
    <style:style style:name="P3" style:family="paragraph" style:parent-style-name="Standard">
      <style:text-properties style:font-name="sans-serif" fo:font-size="18pt"/>
    </style:style>
    <style:style style:name="T1" style:family="text">
      <style:text-properties style:font-name="sans-serif" fo:font-size="9pt"/>
    </style:style>
    <style:style style:name="T2" style:family="text">
      <style:text-properties fo:font-size="14.25pt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e0a5a"/>
    </style:style>
    <style:style style:name="T5" style:family="text">
      <style:text-properties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ituto Federal de Ciência, Educação e Tecnologia do Rio Grande do Sul</text:p>
      <text:p text:style-name="P1">Campus Restinga</text:p>
      <text:p text:style-name="P1">Curso Superior em Análise e Desenvolvimento de Sistemas</text:p>
      <text:p text:style-name="P3">P<text:span text:style-name="T2">ROGRAMAÇÃO </text:span>II – A<text:span text:style-name="T2">ULA </text:span>04 – R<text:span text:style-name="T2">EVISÃO</text:span></text:p>
      <text:p text:style-name="P1">1.</text:p>
      <text:p text:style-name="P1">Softwares podem ser construídos usando componentes. Os componentes de software são chamados de:</text:p>
      <text:p text:style-name="P1">a) classes</text:p>
      <text:p text:style-name="P1">b) programas</text:p>
      <text:p text:style-name="P1">c) procedimentos</text:p>
      <text:p text:style-name="P1">d<text:span text:style-name="T3">) objetos</text:span></text:p>
      <text:p text:style-name="P1">e) variáveis</text:p>
      <text:p text:style-name="P1">2.</text:p>
      <text:p text:style-name="P1">Objetos são construídos a partir de:</text:p>
      <text:p text:style-name="P1">a) funções</text:p>
      <text:p text:style-name="P1">b) <text:span text:style-name="T3">classes</text:span></text:p>
      <text:p text:style-name="P1">c) variáveis</text:p>
      <text:p text:style-name="P1">d) procedimentos</text:p>
      <text:p text:style-name="P1">e) atributos</text:p>
      <text:p text:style-name="P1">3.</text:p>
      <text:p text:style-name="P1">As funcionalidades e propriedades de um objeto são chamados, respectivamente, de:</text:p>
      <text:p text:style-name="P1">a) procedimentos e funções</text:p>
      <text:p text:style-name="P1">b) atributos e métodos</text:p>
      <text:p text:style-name="P1">c)<text:span text:style-name="T3"> métodos e atributos</text:span></text:p>
      <text:p text:style-name="P1">d) funções e procedimentos</text:p>
      <text:p text:style-name="P1">e) variáveis e funções</text:p>
      <text:p text:style-name="P1">4.</text:p>
      <text:p text:style-name="Standard">“<text:span text:style-name="T1">__________ são instâncias de ___________”. Assinale a alternativa que contém as palavras que preenchem as lacunas, de acordo com a ordem apresentada acima.</text:span></text:p>
      <text:p text:style-name="P1">a) classes, objetos</text:p>
      <text:p text:style-name="P1">b) métodos, classes</text:p>
      <text:p text:style-name="P2">c) objetos, classes</text:p>
      <text:p text:style-name="P1">d) atributos, objetos</text:p>
      <text:p text:style-name="P1">e) métodos, objetos</text:p>
      <text:p text:style-name="P1">5.</text:p>
      <text:p text:style-name="P1">Marque as afirmativas corretas.</text:p>
      <text:p text:style-name="P1">( ) As classes especificam apenas funcionalidades para os objetos.</text:p>
      <text:p text:style-name="P1"><text:span text:style-name="T3">( </text:span>) Uma classe funciona como uma forma para construirmos diversos objetos similares.</text:p>
      <text:p text:style-name="P1"><text:span text:style-name="T5">( )</text:span> Um objeto que representa uma conta bancária em um programa de caixa eletrônico poderia possuir um </text:p>
      <text:p text:style-name="P1">método que armazena o saldo dessa conta.</text:p>
      <text:p text:style-name="P1"><text:span text:style-name="T3">( ) </text:span>Uma classe para caixas de entrada de texto em janelas gráficas deve possuir um atributo que guarde o </text:p>
      <text:p text:style-name="P1">texto digitado pelo usuário.</text:p>
      <text:p text:style-name="P1"><text:span text:style-name="T3">( )</text:span> Métodos podem usar e até mesmo alterar os dados guardados nos atributos do objeto ao qual perte<text:span text:style-name="T4">n</text:span>ce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9:44:53.333000000</meta:creation-date>
    <dc:date>2015-03-04T20:07:02.765000000</dc:date>
    <meta:editing-duration>PT6M58S</meta:editing-duration>
    <meta:editing-cycles>1</meta:editing-cycles>
    <meta:document-statistic meta:table-count="0" meta:image-count="0" meta:object-count="0" meta:page-count="1" meta:paragraph-count="41" meta:word-count="235" meta:character-count="1448" meta:non-whitespace-character-count="1250"/>
    <meta:generator>LibreOffice/4.2.5.2$Windows_x86 LibreOffice_project/6ff819b65674ae6c83f3cbab9e4a4c2b292a7a94</meta:generator>
  </office:meta>
</office:document-meta>
</file>